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Index.createSynonymProvi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archIndex.getDirectoryManag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ExcerptProviderClass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archIndex.createSortFields( Name [ ] orderProps , boolean [ ] orderSpec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archIndex.getIndexingConfigurationDO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earchIndex.Searc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IndexReader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Index.getMaxFiel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Extractor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AutoRepai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SpellChe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ExcerptProvid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updateNodes( NodeIdIterator remove , NodeStateIterator ad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earchIndex.executeQuery( SessionImpl session , AbstractQueryImpl queryImpl , Query query , Name [ ] orderProps , boolean [ ] orderSpe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archIndex.createIndexingConfiguration( NamespaceMappings namespaceMapp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archIndex.setExtractorPoolSize( int numThrea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archIndex.getSynonymProvid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archIndex.setRespectDocumentOrder( boolean doc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Analyzer( String analyzer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archIndex.get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MaxVolatileIndexSize( long maxVolatileInde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TextFilt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createTextExtra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archIndex.setExtractorBackLogSize( int back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createSynonymProviderConfigResour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earchIndex.getIndex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DirectoryManager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SynonymProviderConfig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SupportHighligh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TermInfosIndexDi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MinMerge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IndexReader.CombinedIndexReader( CachingMultiIndexReader [ ] indexR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archIndex.getIndexFormatVer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archIndex.getSpellCheck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archIndex.setForceConsistencyCheck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Index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UseCompoundFil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Extractor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Simi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MinMergeDocs( int minMerge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SupportHighlighting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retrieveAggregateRoot( NodeState state , Map 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binedIndexReader.readerIndex( int 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archIndex.setMergeFactor(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Indexing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createExecutableQuery( SessionImpl session , ItemManager itemMgr , String state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archIndex.mergeAggregatedNodeIndexes( NodeState state , Document do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earchIndex.setSpellCheckerClass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archIndex.setMaxMergeDocs( int maxMerge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retrieveAggregateRoot( Set removedUUIDs , Map 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mbinedIndexReade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archIndex.createExcerptProvider( Query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archIndex.createExecutableQuery( SessionImpl session , ItemManager itemMgr , QueryObjectModelTree qom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archIndex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Similarit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MaxField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AutoRe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VolatileIdleTime( int volatileIdl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ExtractorBackLog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createSpellCheck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archIndex.setSynonymProviderClass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archIndex.setEnableConsistencyCheck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IndexingConfigurationClass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archIndex.getMaxMerge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SynonymProvi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archIndex.getVolatile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Similarity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archIndex.getExtractor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Indexing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ForceConsist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SynonymProviderConfig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Cache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createDocument( NodeState node , NamespaceMappings nsMappings , IndexFormatVersion indexFormat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archIndex.getResultFe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UseCompoun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doIni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SearchIndex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addNode( NodeStat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IndexReader.createDocId( UUID u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archIndex.getIndexReader( boolean includeSystem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archIndex.getQueryNod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Index.getEnableConsist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Namespac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RespectDocumen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IndexReader.getPare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archIndex.getMaxVolatileInde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IndexingConfiguratio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IndexRead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archIndex.createDirectory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archIndex.setResultFetch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TermInfosIndexDivisor( int termInfosIndexDivi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setTextFilterClasses( String filte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binedIndexReader.getIndex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Index.deleteNode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dex.check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Index.getTex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IndexReader.getDocumentNumber( ForeignSegmentDocId doc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archIndex.getDirector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